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c014"/>
    </style:style>
    <style:style style:name="P2" style:family="paragraph" style:parent-style-name="Standard" style:list-style-name="L1">
      <style:text-properties officeooo:rsid="00169be4" officeooo:paragraph-rsid="00169be4"/>
    </style:style>
    <style:style style:name="T1" style:family="text">
      <style:text-properties officeooo:rsid="0017df6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forderungliste Software</text:p>
      <text:p text:style-name="P1"/>
      <text:list xml:id="list7173912553924235986" text:style-name="L1">
        <text:list-item>
          <text:p text:style-name="P2">3D – Modell aus Einzelaufnahmen</text:p>
        </text:list-item>
        <text:list-item>
          <text:p text:style-name="P2">25 cm sowohl über als auch unter dem Knie soll aufgenommen werden</text:p>
        </text:list-item>
        <text:list-item>
          <text:p text:style-name="P2">Objekt wird auf Rotationsplatte gesetz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15:31:56.572000000</meta:creation-date>
    <dc:date>2015-10-20T15:50:11.087000000</dc:date>
    <meta:editing-duration>PT3M3S</meta:editing-duration>
    <meta:editing-cycles>2</meta:editing-cycles>
    <meta:generator>LibreOffice/4.4.4.3$Windows_x86 LibreOffice_project/2c39ebcf046445232b798108aa8a7e7d89552ea8</meta:generator>
    <meta:document-statistic meta:table-count="0" meta:image-count="0" meta:object-count="0" meta:page-count="1" meta:paragraph-count="4" meta:word-count="26" meta:character-count="163" meta:non-whitespace-character-count="143"/>
  </office:meta>
</office:document-meta>
</file>